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0bba" officeooo:paragraph-rsid="00170bba"/>
    </style:style>
    <style:style style:name="P2" style:family="paragraph" style:parent-style-name="Standard">
      <style:text-properties officeooo:rsid="001c383c" officeooo:paragraph-rsid="001c6b75"/>
    </style:style>
    <style:style style:name="P3" style:family="paragraph" style:parent-style-name="Standard">
      <style:text-properties fo:color="#000000" style:font-name="Liberation Serif" fo:font-size="14pt" fo:font-weight="normal" officeooo:rsid="001d56ed" officeooo:paragraph-rsid="001d56ed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officeooo:rsid="00170bba" officeooo:paragraph-rsid="001cd615"/>
    </style:style>
    <style:style style:name="P5" style:family="paragraph" style:parent-style-name="Standard">
      <style:text-properties style:font-name="Liberation Serif" officeooo:rsid="00171092" officeooo:paragraph-rsid="00171092"/>
    </style:style>
    <style:style style:name="P6" style:family="paragraph" style:parent-style-name="Standard">
      <style:text-properties style:font-name="Liberation Serif" officeooo:rsid="00171092" officeooo:paragraph-rsid="001c4c13"/>
    </style:style>
    <style:style style:name="P7" style:family="paragraph" style:parent-style-name="Standard">
      <style:text-properties style:font-name="Liberation Serif" officeooo:rsid="001c383c" officeooo:paragraph-rsid="001c6b75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erif" fo:font-size="14pt" fo:font-weight="normal" officeooo:rsid="001d56ed" officeooo:paragraph-rsid="001d56ed" style:font-size-asian="12.25pt" style:font-weight-asian="normal" style:font-size-complex="14pt" style:font-weight-complex="normal"/>
    </style:style>
    <style:style style:name="T1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ff" fo:font-size="16pt" fo:font-weight="bold" officeooo:rsid="001c4c13" style:font-size-asian="16pt" style:font-weight-asian="bold" style:font-size-complex="16pt" style:font-weight-complex="bold"/>
    </style:style>
    <style:style style:name="T3" style:family="text">
      <style:text-properties fo:color="#0000ff" fo:font-size="16pt" fo:font-weight="bold" officeooo:rsid="001cd615" style:font-size-asian="16pt" style:font-weight-asian="bold" style:font-size-complex="16pt" style:font-weight-complex="bold"/>
    </style:style>
    <style:style style:name="T4" style:family="text">
      <style:text-properties fo:color="#0000ff" style:font-name="Cambria" fo:font-size="16pt" fo:font-weight="bold" officeooo:rsid="001c4c13" style:font-size-asian="16pt" style:font-weight-asian="bold" style:font-size-complex="16pt" style:font-weight-complex="bold"/>
    </style:style>
    <style:style style:name="T5" style:family="text">
      <style:text-properties fo:color="#0000ff" style:font-name="Cambria" fo:font-size="16pt" fo:font-weight="bold" officeooo:rsid="001cd615" style:font-size-asian="16pt" style:font-weight-asian="bold" style:font-size-complex="16pt" style:font-weight-complex="bold"/>
    </style:style>
    <style:style style:name="T6" style:family="text">
      <style:text-properties officeooo:rsid="00180966"/>
    </style:style>
    <style:style style:name="T7" style:family="text">
      <style:text-properties officeooo:rsid="00191b07"/>
    </style:style>
    <style:style style:name="T8" style:family="text">
      <style:text-properties officeooo:rsid="001aed0b"/>
    </style:style>
    <style:style style:name="T9" style:family="text">
      <style:text-properties fo:color="#9900ff"/>
    </style:style>
    <style:style style:name="T10" style:family="text">
      <style:text-properties fo:color="#9900ff" officeooo:rsid="00180966"/>
    </style:style>
    <style:style style:name="T11" style:family="text">
      <style:text-properties fo:color="#9900ff" officeooo:rsid="00191b07"/>
    </style:style>
    <style:style style:name="T12" style:family="text">
      <style:text-properties fo:color="#9900ff" officeooo:rsid="001aed0b"/>
    </style:style>
    <style:style style:name="T13" style:family="text">
      <style:text-properties fo:color="#9900ff" officeooo:rsid="001c383c"/>
    </style:style>
    <style:style style:name="T14" style:family="text">
      <style:text-properties officeooo:rsid="001c383c"/>
    </style:style>
    <style:style style:name="T15" style:family="text">
      <style:text-properties style:font-name="Cambria"/>
    </style:style>
    <style:style style:name="T16" style:family="text">
      <style:text-properties style:font-name="Cambria" fo:font-size="12pt" style:font-size-asian="12pt"/>
    </style:style>
    <style:style style:name="T17" style:family="text">
      <style:text-properties style:font-name="Cambria" fo:font-size="12pt" officeooo:rsid="001c383c" style:font-size-asian="12pt"/>
    </style:style>
    <style:style style:name="T18" style:family="text">
      <style:text-properties style:font-name="Cambria" fo:font-size="12pt" officeooo:rsid="001c4c13" style:font-size-asian="12pt"/>
    </style:style>
    <style:style style:name="T19" style:family="text">
      <style:text-properties style:font-name="Cambria" fo:font-size="12pt" officeooo:rsid="001c6b75" style:font-size-asian="12pt"/>
    </style:style>
    <style:style style:name="T20" style:family="text">
      <style:text-properties style:font-name="Cambria" fo:font-size="12pt" officeooo:rsid="001ccaa6" style:font-size-asian="12pt"/>
    </style:style>
    <style:style style:name="T21" style:family="text">
      <style:text-properties style:font-name="Cambria" officeooo:rsid="001c4c13"/>
    </style:style>
    <style:style style:name="T22" style:family="text">
      <style:text-properties style:font-name="Times" fo:font-size="13pt" fo:font-style="italic" style:font-size-asian="13pt" style:font-style-asian="italic"/>
    </style:style>
    <style:style style:name="T23" style:family="text">
      <style:text-properties style:font-name="Times" fo:font-size="13pt" fo:font-style="italic" officeooo:rsid="001c383c" style:font-size-asian="13pt" style:font-style-asian="italic"/>
    </style:style>
    <style:style style:name="T24" style:family="text">
      <style:text-properties style:font-name="Times" fo:font-size="13pt" style:font-size-asian="13pt"/>
    </style:style>
    <style:style style:name="T25" style:family="text">
      <style:text-properties style:font-name="Times" fo:font-size="13pt" officeooo:rsid="001c383c" style:font-size-asian="13pt"/>
    </style:style>
    <style:style style:name="T26" style:family="text">
      <style:text-properties style:text-position="super 58%" style:font-name="Times" fo:font-size="15.5pt" style:font-size-asian="15.5pt"/>
    </style:style>
    <style:style style:name="T27" style:family="text">
      <style:text-properties style:text-position="super 58%" style:font-name="Times" fo:font-size="15.5pt" officeooo:rsid="001c383c" style:font-size-asian="15.5pt"/>
    </style:style>
    <style:style style:name="T28" style:family="text">
      <style:text-properties style:text-position="super 58%" fo:font-size="15.5pt" style:font-size-asian="15.5pt"/>
    </style:style>
    <style:style style:name="T29" style:family="text">
      <style:text-properties style:text-position="super 58%" fo:font-size="15.5pt" officeooo:rsid="001c383c" style:font-size-asian="15.5pt"/>
    </style:style>
    <style:style style:name="T30" style:family="text">
      <style:text-properties officeooo:rsid="001c4c13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officeooo:rsid="001c383c" style:font-size-asian="12pt"/>
    </style:style>
    <style:style style:name="T33" style:family="text">
      <style:text-properties fo:font-size="12pt" officeooo:rsid="001ccaa6" style:font-size-asian="12pt"/>
    </style:style>
    <style:style style:name="T34" style:family="text">
      <style:text-properties fo:font-size="12pt" officeooo:rsid="001c6b75" style:font-size-asian="12pt"/>
    </style:style>
    <style:style style:name="T35" style:family="text">
      <style:text-properties fo:font-size="12pt" officeooo:rsid="001c4c13" style:font-size-asian="12pt"/>
    </style:style>
    <style:style style:name="T36" style:family="text">
      <style:text-properties fo:font-size="13pt" fo:font-style="italic" style:font-size-asian="13pt" style:font-style-asian="italic"/>
    </style:style>
    <style:style style:name="T37" style:family="text">
      <style:text-properties fo:font-size="13pt" fo:font-style="italic" officeooo:rsid="001c383c" style:font-size-asian="13pt" style:font-style-asian="italic"/>
    </style:style>
    <style:style style:name="T38" style:family="text">
      <style:text-properties fo:font-size="13pt" style:font-size-asian="13pt"/>
    </style:style>
    <style:style style:name="T39" style:family="text">
      <style:text-properties fo:font-size="13pt" officeooo:rsid="001c383c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 polynomial Task</text:span> </text:p>
      <text:p text:style-name="P1"/>
      <text:p text:style-name="P5">1- constructor implementation (class node ).</text:p>
      <text:p text:style-name="P5">2-<text:span text:style-name="T6">class linkedlist contain methods :</text:span></text:p>
      <text:p text:style-name="P5">- <text:s/><text:span text:style-name="T10">split method</text:span><text:span text:style-name="T6"> : this method responsible for split input of user function into coeff and powers .</text:span></text:p>
      <text:p text:style-name="P5">- <text:s/><text:span text:style-name="T10">arrange method :</text:span><text:span text:style-name="T6"> this method responsible for arrange function in descending order according to power of each term.</text:span></text:p>
      <text:p text:style-name="P5">- <text:span text:style-name="T11">create method </text:span><text:span text:style-name="T7">: this method responsible for create linked list <text:s/>, each node act as term of function.</text:span></text:p>
      <text:p text:style-name="P5">- <text:s/><text:span text:style-name="T12">evaluatte method</text:span><text:span text:style-name="T8"> :this method responsible for evaluate input function .</text:span></text:p>
      <text:p text:style-name="P5">- <text:span text:style-name="T12">equal method</text:span><text:span text:style-name="T8"> : this method responsible for compare two inputs functions of user (equality of two functions ) .</text:span></text:p>
      <text:p text:style-name="P6">- <text:span text:style-name="T13">add method</text:span><text:span text:style-name="T14"> : this method responsible for add two functions ( must have same number of terms and with same degree for example : </text:span><text:span text:style-name="T32"><text:s/>f(x) = 2x , g(x) = 3</text:span><text:span text:style-name="T37">x</text:span><text:span text:style-name="T29">2</text:span><text:span text:style-name="T32"> </text:span><text:span text:style-name="T39">+ 5x , f(x)+g(x) =</text:span><text:span text:style-name="T32"> 3</text:span><text:span text:style-name="T37">x</text:span><text:span text:style-name="T29">2</text:span><text:span text:style-name="T32"> </text:span><text:span text:style-name="T39">+7x</text:span><text:span text:style-name="T14">)</text:span></text:p>
      <text:p text:style-name="P7">-<text:span text:style-name="T9"> subtraction method</text:span> : this method responsible for <text:span text:style-name="T30">subtract </text:span><text:s/>two functions ( must have same number of terms and with same degree for example :<text:span text:style-name="T31"> f(x) = <text:s/></text:span><text:span text:style-name="T33">4</text:span><text:span text:style-name="T36">x</text:span><text:span text:style-name="T28">2</text:span><text:span text:style-name="T31"> </text:span><text:span text:style-name="T34">+</text:span><text:span text:style-name="T31">2x , g(x) = 3</text:span><text:span text:style-name="T36">x</text:span><text:span text:style-name="T28">2</text:span><text:span text:style-name="T31"> </text:span><text:span text:style-name="T38">+ 5x , g(x)-g(x) =</text:span><text:span text:style-name="T31"> </text:span><text:span text:style-name="T36">x</text:span><text:span text:style-name="T28">2</text:span><text:span text:style-name="T31"> </text:span><text:span text:style-name="T33">-</text:span><text:span text:style-name="T38">3x</text:span><text:span text:style-name="T31"> </text:span><text:span text:style-name="T35">)</text:span></text:p>
      <text:p text:style-name="P2"/>
      <text:p text:style-name="P4"><text:span text:style-name="T2">For </text:span><text:span text:style-name="T3">Book store</text:span><text:span text:style-name="T2"> Task</text:span></text:p>
      <text:p text:style-name="P3"><text:span text:style-name="T30">1- </text:span>normal user can sign up (mail ,password ,profile image )and login (normal / with facebook) ,</text:p>
      <text:p text:style-name="P3"><text:s text:c="2"/>he can only show all book <text:s/>and comment on it .</text:p>
      <text:p text:style-name="P3">2-admin can add book , delete book , edit book , add user , edit user with change its responsibity to admin , show all books , show all users 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6:54:03.805440472</meta:creation-date>
    <meta:generator>LibreOffice/4.2.7.2$Linux_X86_64 LibreOffice_project/420m0$Build-2</meta:generator>
    <dc:date>2015-07-07T17:41:29.581590106</dc:date>
    <meta:editing-duration>PT23M7S</meta:editing-duration>
    <meta:editing-cycles>13</meta:editing-cycles>
    <meta:document-statistic meta:table-count="0" meta:image-count="0" meta:object-count="0" meta:page-count="1" meta:paragraph-count="14" meta:word-count="243" meta:character-count="1286" meta:non-whitespace-character-count="1045"/>
  </office:meta>
</office:document-meta>
</file>